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40_ogolny_ad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filaktyka 40+ Raport Ogólny dla Administrat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zwa świadcz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kres rozliczeniow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us rozlicz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naczenie status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zdarz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d produktu rozliczeniow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łędy po weryfikacji regułami C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is błęd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łędy po weryfikacji regułami NF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 zasobu rozliczeniow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zasobu rozliczeniow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zasobu głównego</text:p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  <table:table table:name="P40_szczegolowy_ad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filaktyka 40+ Raport Szczegółowy dla Administrat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łny identyfikator świadcz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zaj usłu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zwa świadcz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kres rozliczeniow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ynik weryfikacji regułami C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łędy po weryfikacji regułami C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isy reguł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 zdarz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techniczny skierow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 rodzaju skierow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skierow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us skierow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er wersji zdarz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zapisania skierowania w bazie danych (zasó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aktualizacji skierowania w bazie danych (zasó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zaj techniczny świadczenia (zasó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świadczenia (zasó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utworzenia świadczenia w bazie danych (zasó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aktualizacji świadczenia w bazie danych (zasó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usunięcia świadcz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zaj danych rozliczeniowy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danych rozliczeniowy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rozpoczęcia zdarzenia medyczn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zakończenia zdarzenia medyczn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utworzenia danych rozliczeniowy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aktualizacji danych rozliczeniowy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usunięcia danych rozliczeniowy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świadczenia rozliczeniow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zaj rozliczenia (N-naliczenie, U-usunieci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przekazania do NF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świadczeniodawcy (NFZ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d OW NF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zy rozliczone przez NF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łedy po weryfikacji regułami NF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unikaty z NF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ynik weryfikacji regułami CeZ i NF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tość technicz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utworzenia świadczenia rozliczeniowego (zasó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aktualizacji świadczenia rozliczeniowego (zasó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er umowy z NF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d punktu umow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d produktu rozliczeniow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tość produktu rozliczeniow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wykonania produktu rozliczeniow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 identyfikatora numeru księ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er księgi z kodem komór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zasobu rozliczeniow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yfikator zasobu głównego</text:p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Klepacz Michał</meta:initial-creator>
    <dc:creator>epi</dc:creator>
    <meta:creation-date>2022-05-26T10:40:30Z</meta:creation-date>
    <dc:date>2022-12-01T13:39:42Z</dc:date>
  </office:meta>
</office:document-meta>
</file>